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A0000004277B5A711.png" manifest:media-type="image/png"/>
  <manifest:file-entry manifest:full-path="Pictures/10000000000002190000009E30297B56.png" manifest:media-type="image/png"/>
  <manifest:file-entry manifest:full-path="Pictures/100000000000031400000237B7199BAA.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322000001017A3A2B8B.png" manifest:media-type="image/png"/>
  <manifest:file-entry manifest:full-path="Pictures/100000000000031200000270EB1DA091.png" manifest:media-type="image/png"/>
  <manifest:file-entry manifest:full-path="Pictures/10000000000000BB00000061F02CCE4F.png" manifest:media-type="image/png"/>
  <manifest:file-entry manifest:full-path="Pictures/10000000000003150000022BFCF081B4.png" manifest:media-type="image/png"/>
  <manifest:file-entry manifest:full-path="Pictures/100000000000032D000000998BEFEC57.png" manifest:media-type="image/png"/>
  <manifest:file-entry manifest:full-path="Pictures/100000000000034300000121FEB3B064.png" manifest:media-type="image/png"/>
  <manifest:file-entry manifest:full-path="Pictures/100000000000030A000000EC201A752B.png" manifest:media-type="image/png"/>
  <manifest:file-entry manifest:full-path="Pictures/10000000000003C9000001511349FC2C.png" manifest:media-type="image/png"/>
  <manifest:file-entry manifest:full-path="Pictures/100000000000033E0000010E4F461970.png" manifest:media-type="image/png"/>
  <manifest:file-entry manifest:full-path="Pictures/100000000000031C0000026FFDCE2297.png" manifest:media-type="image/png"/>
  <manifest:file-entry manifest:full-path="Pictures/10000000000003C900000138CCFBBBF0.png" manifest:media-type="image/png"/>
  <manifest:file-entry manifest:full-path="Pictures/100000000000032400000116D3A8DCB4.png" manifest:media-type="image/png"/>
  <manifest:file-entry manifest:full-path="Pictures/10000000000001A700000084893668F4.png" manifest:media-type="image/png"/>
  <manifest:file-entry manifest:full-path="Pictures/10000000000003C100000167422F0E9D.png" manifest:media-type="image/png"/>
  <manifest:file-entry manifest:full-path="Pictures/10000000000003530000006B4007F53A.png" manifest:media-type="image/png"/>
  <manifest:file-entry manifest:full-path="Pictures/10000000000003C00000015EAD7D26D2.png" manifest:media-type="image/png"/>
  <manifest:file-entry manifest:full-path="Pictures/1000000000000202000001162E9C80C5.png" manifest:media-type="image/png"/>
  <manifest:file-entry manifest:full-path="Pictures/100000000000020C000000A6EDBEAC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1682" officeooo:paragraph-rsid="00141682"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15a3a4" officeooo:paragraph-rsid="0015a3a4"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officeooo:rsid="0015a3a4" officeooo:paragraph-rsid="00141682"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ddc38" officeooo:paragraph-rsid="001ddc38"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3b488e" officeooo:paragraph-rsid="003b488e"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27c91b" officeooo:paragraph-rsid="0027c91b"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3da547" officeooo:paragraph-rsid="003da547"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32fcad" officeooo:paragraph-rsid="0032fcad" style:font-weight-asian="bold" style:font-weight-complex="bold"/>
    </style:style>
    <style:style style:name="P9" style:family="paragraph" style:parent-style-name="Standard">
      <style:paragraph-properties fo:text-align="start" style:justify-single-word="false"/>
      <style:text-properties style:text-underline-style="none" fo:font-weight="normal" officeooo:rsid="0015a3a4" officeooo:paragraph-rsid="0015a3a4"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7250c" officeooo:paragraph-rsid="0017250c"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b66cd" officeooo:paragraph-rsid="001b66cd"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b66cd" officeooo:paragraph-rsid="00299fa1"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b66cd" officeooo:paragraph-rsid="005a4c36"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ddc38" officeooo:paragraph-rsid="001ddc3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ddc38" officeooo:paragraph-rsid="001f562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f562e" officeooo:paragraph-rsid="001f562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fef37" officeooo:paragraph-rsid="001fef37"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36a9f" officeooo:paragraph-rsid="00236a9f"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7c91b" officeooo:paragraph-rsid="00236a9f"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7c91b" officeooo:paragraph-rsid="0027c91b"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97a0b" officeooo:paragraph-rsid="00297a0b"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e63f7" officeooo:paragraph-rsid="002e63f7"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34a367" officeooo:paragraph-rsid="0034a367"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6cde4" officeooo:paragraph-rsid="0036cde4"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38bab9" officeooo:paragraph-rsid="0038bab9"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c1fa6" officeooo:paragraph-rsid="003c1fa6"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bf6a3" officeooo:paragraph-rsid="00299fa1"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3e3d44" officeooo:paragraph-rsid="003e3d44"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4028c5" officeooo:paragraph-rsid="004028c5"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4028c5" officeooo:paragraph-rsid="005e0e66"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431759" officeooo:paragraph-rsid="004028c5"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444697" officeooo:paragraph-rsid="00444697"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485875" officeooo:paragraph-rsid="00485875"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4941df" officeooo:paragraph-rsid="004aa3de"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4aa3de" officeooo:paragraph-rsid="004aa3de"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4c9d40" officeooo:paragraph-rsid="004c9d40"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4f1e35" officeooo:paragraph-rsid="004f1e35"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5e1d2d" officeooo:paragraph-rsid="005e1d2d"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60524e" officeooo:paragraph-rsid="0060524e" style:font-weight-asian="normal" style:font-weight-complex="normal"/>
    </style:style>
    <style:style style:name="P40" style:family="paragraph" style:parent-style-name="Standard">
      <style:paragraph-properties fo:text-align="start" style:justify-single-word="false"/>
      <style:text-properties style:text-underline-style="none" fo:font-weight="bold" officeooo:rsid="0032fcad" officeooo:paragraph-rsid="0032fcad" style:font-weight-asian="bold" style:font-weight-complex="bold"/>
    </style:style>
    <style:style style:name="P41" style:family="paragraph" style:parent-style-name="Standard">
      <style:paragraph-properties fo:text-align="start" style:justify-single-word="false"/>
      <style:text-properties style:text-underline-style="none" fo:font-weight="bold" officeooo:rsid="00431759" officeooo:paragraph-rsid="00431759" style:font-weight-asian="bold" style:font-weight-complex="bold"/>
    </style:style>
    <style:style style:name="P42" style:family="paragraph" style:parent-style-name="Standard">
      <style:paragraph-properties fo:text-align="start" style:justify-single-word="false"/>
      <style:text-properties style:text-underline-style="none" fo:font-weight="bold" officeooo:rsid="00444697" officeooo:paragraph-rsid="00444697" style:font-weight-asian="bold" style:font-weight-complex="bold"/>
    </style:style>
    <style:style style:name="P43" style:family="paragraph" style:parent-style-name="Standard">
      <style:paragraph-properties fo:text-align="start" style:justify-single-word="false"/>
      <style:text-properties style:text-underline-style="none" fo:font-weight="bold" officeooo:rsid="0045cbe3" officeooo:paragraph-rsid="0045cbe3" style:font-weight-asian="bold" style:font-weight-complex="bold"/>
    </style:style>
    <style:style style:name="P44" style:family="paragraph" style:parent-style-name="Standard" style:list-style-name="L13">
      <style:paragraph-properties fo:text-align="start" style:justify-single-word="false"/>
      <style:text-properties style:text-underline-style="none" fo:font-weight="normal" officeooo:rsid="002c83eb" officeooo:paragraph-rsid="002c83eb" style:font-weight-asian="normal" style:font-weight-complex="normal"/>
    </style:style>
    <style:style style:name="P45" style:family="paragraph" style:parent-style-name="Standard" style:list-style-name="L13">
      <style:paragraph-properties fo:text-align="start" style:justify-single-word="false"/>
      <style:text-properties style:text-underline-style="none" fo:font-weight="normal" officeooo:rsid="0015a3a4" officeooo:paragraph-rsid="0015a3a4" style:font-weight-asian="normal" style:font-weight-complex="normal"/>
    </style:style>
    <style:style style:name="P46" style:family="paragraph" style:parent-style-name="Standard" style:list-style-name="L14">
      <style:paragraph-properties fo:text-align="start" style:justify-single-word="false"/>
      <style:text-properties style:text-underline-style="none" fo:font-weight="normal" officeooo:rsid="002e4c98" officeooo:paragraph-rsid="002e4c98" style:font-weight-asian="normal" style:font-weight-complex="normal"/>
    </style:style>
    <style:style style:name="P47" style:family="paragraph" style:parent-style-name="Standard" style:list-style-name="L15">
      <style:paragraph-properties fo:text-align="start" style:justify-single-word="false"/>
      <style:text-properties style:text-underline-style="none" fo:font-weight="normal" officeooo:rsid="001f562e" officeooo:paragraph-rsid="001f562e" style:font-weight-asian="normal" style:font-weight-complex="normal"/>
    </style:style>
    <style:style style:name="P48" style:family="paragraph" style:parent-style-name="Standard" style:list-style-name="L16">
      <style:paragraph-properties fo:text-align="start" style:justify-single-word="false"/>
      <style:text-properties style:text-underline-style="none" fo:font-weight="normal" officeooo:rsid="003c1fa6" officeooo:paragraph-rsid="003c1fa6" style:font-weight-asian="normal" style:font-weight-complex="normal"/>
    </style:style>
    <style:style style:name="P49" style:family="paragraph" style:parent-style-name="Standard" style:list-style-name="L17">
      <style:paragraph-properties fo:text-align="start" style:justify-single-word="false"/>
      <style:text-properties style:text-underline-style="none" fo:font-weight="normal" officeooo:rsid="0021bf5a" officeooo:paragraph-rsid="0021bf5a" style:font-weight-asian="normal" style:font-weight-complex="normal"/>
    </style:style>
    <style:style style:name="P50" style:family="paragraph" style:parent-style-name="Standard" style:list-style-name="L18">
      <style:paragraph-properties fo:text-align="start" style:justify-single-word="false"/>
      <style:text-properties style:text-underline-style="none" fo:font-weight="normal" officeooo:rsid="0021bf5a" officeooo:paragraph-rsid="0021bf5a" style:font-weight-asian="normal" style:font-weight-complex="normal"/>
    </style:style>
    <style:style style:name="P51" style:family="paragraph" style:parent-style-name="Standard" style:list-style-name="L19">
      <style:paragraph-properties fo:text-align="start" style:justify-single-word="false"/>
      <style:text-properties style:text-underline-style="none" fo:font-weight="normal" officeooo:rsid="005e1d2d" officeooo:paragraph-rsid="005e1d2d" style:font-weight-asian="normal" style:font-weight-complex="normal"/>
    </style:style>
    <style:style style:name="P52" style:family="paragraph" style:parent-style-name="Standard" style:list-style-name="L20">
      <style:paragraph-properties fo:text-align="start" style:justify-single-word="false"/>
      <style:text-properties style:text-underline-style="none" fo:font-weight="normal" officeooo:rsid="003e3d44" officeooo:paragraph-rsid="003e3d44"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41cdfb" officeooo:paragraph-rsid="005e0e66" style:font-weight-asian="normal" style:font-weight-complex="normal"/>
    </style:style>
    <style:style style:name="P54" style:family="paragraph" style:parent-style-name="Standard" style:list-style-name="L21">
      <style:paragraph-properties fo:text-align="start" style:justify-single-word="false"/>
      <style:text-properties style:text-underline-style="none" fo:font-weight="normal" officeooo:rsid="004f1539" officeooo:paragraph-rsid="004f1539"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56c87a" officeooo:paragraph-rsid="0058efa8" style:font-weight-asian="normal" style:font-weight-complex="normal"/>
    </style:style>
    <style:style style:name="P56" style:family="paragraph" style:parent-style-name="Standard" style:list-style-name="L22">
      <style:paragraph-properties fo:text-align="start" style:justify-single-word="false"/>
      <style:text-properties officeooo:paragraph-rsid="00635011"/>
    </style:style>
    <style:style style:name="P57" style:family="paragraph" style:parent-style-name="Standard" style:list-style-name="L24">
      <style:paragraph-properties fo:text-align="start" style:justify-single-word="false"/>
      <style:text-properties officeooo:paragraph-rsid="00697d32"/>
    </style:style>
    <style:style style:name="P58" style:family="paragraph" style:parent-style-name="Standard">
      <style:paragraph-properties fo:text-align="start" style:justify-single-word="false"/>
      <style:text-properties officeooo:rsid="00635011" officeooo:paragraph-rsid="00635011"/>
    </style:style>
    <style:style style:name="P59" style:family="paragraph" style:parent-style-name="Standard" style:list-style-name="L23">
      <style:paragraph-properties fo:text-align="start" style:justify-single-word="false"/>
      <style:text-properties officeooo:rsid="0065498c" officeooo:paragraph-rsid="0065498c"/>
    </style:style>
    <style:style style:name="P60" style:family="paragraph" style:parent-style-name="Standard">
      <style:paragraph-properties fo:text-align="start" style:justify-single-word="false"/>
      <style:text-properties officeooo:rsid="0065498c" officeooo:paragraph-rsid="0065498c"/>
    </style:style>
    <style:style style:name="P61" style:family="paragraph" style:parent-style-name="Standard">
      <style:paragraph-properties fo:text-align="start" style:justify-single-word="false"/>
      <style:text-properties officeooo:rsid="00697d32" officeooo:paragraph-rsid="00697d32"/>
    </style:style>
    <style:style style:name="P62" style:family="paragraph" style:parent-style-name="Standard">
      <style:paragraph-properties fo:text-align="start" style:justify-single-word="false"/>
      <style:text-properties officeooo:rsid="006c1486" officeooo:paragraph-rsid="006c1486"/>
    </style:style>
    <style:style style:name="P63" style:family="paragraph" style:parent-style-name="Standard" style:list-style-name="L25">
      <style:paragraph-properties fo:text-align="start" style:justify-single-word="false"/>
      <style:text-properties officeooo:rsid="006dd6c5" officeooo:paragraph-rsid="006dd6c5"/>
    </style:style>
    <style:style style:name="P64" style:family="paragraph" style:parent-style-name="Standard">
      <style:paragraph-properties fo:text-align="start" style:justify-single-word="false"/>
      <style:text-properties officeooo:rsid="00718c2d" officeooo:paragraph-rsid="00718c2d"/>
    </style:style>
    <style:style style:name="P65" style:family="paragraph">
      <style:paragraph-properties fo:text-align="center"/>
    </style:style>
    <style:style style:name="T1" style:family="text">
      <style:text-properties officeooo:rsid="0015a3a4"/>
    </style:style>
    <style:style style:name="T2" style:family="text">
      <style:text-properties officeooo:rsid="001864a0"/>
    </style:style>
    <style:style style:name="T3" style:family="text">
      <style:text-properties officeooo:rsid="001bf6a3"/>
    </style:style>
    <style:style style:name="T4" style:family="text">
      <style:text-properties officeooo:rsid="0029b5fe"/>
    </style:style>
    <style:style style:name="T5" style:family="text">
      <style:text-properties officeooo:rsid="002fe916"/>
    </style:style>
    <style:style style:name="T6" style:family="text">
      <style:text-properties officeooo:rsid="0041cdfb"/>
    </style:style>
    <style:style style:name="T7" style:family="text">
      <style:text-properties officeooo:rsid="00431759"/>
    </style:style>
    <style:style style:name="T8" style:family="text">
      <style:text-properties officeooo:rsid="004453f7"/>
    </style:style>
    <style:style style:name="T9" style:family="text">
      <style:text-properties officeooo:rsid="004d6118"/>
    </style:style>
    <style:style style:name="T10" style:family="text">
      <style:text-properties officeooo:rsid="00506019"/>
    </style:style>
    <style:style style:name="T11" style:family="text">
      <style:text-properties officeooo:rsid="0052e869"/>
    </style:style>
    <style:style style:name="T12" style:family="text">
      <style:text-properties officeooo:rsid="00581d0e"/>
    </style:style>
    <style:style style:name="T13" style:family="text">
      <style:text-properties officeooo:rsid="005f992f"/>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635011" style:font-weight-asian="normal" style:font-weight-complex="normal"/>
    </style:style>
    <style:style style:name="T16" style:family="text">
      <style:text-properties style:text-underline-style="none" fo:font-weight="normal" officeooo:rsid="00635b76" style:font-weight-asian="normal" style:font-weight-complex="normal"/>
    </style:style>
    <style:style style:name="T17" style:family="text">
      <style:text-properties style:text-underline-style="none" fo:font-weight="normal" officeooo:rsid="00683a60" style:font-weight-asian="normal" style:font-weight-complex="normal"/>
    </style:style>
    <style:style style:name="T18" style:family="text">
      <style:text-properties style:text-underline-style="none" fo:font-weight="normal" officeooo:rsid="00697d32" style:font-weight-asian="normal" style:font-weight-complex="normal"/>
    </style:style>
    <style:style style:name="T19" style:family="text">
      <style:text-properties style:text-underline-style="none" fo:font-weight="normal" officeooo:rsid="006b0804" style:font-weight-asian="normal" style:font-weight-complex="normal"/>
    </style:style>
    <style:style style:name="T20" style:family="text">
      <style:text-properties officeooo:rsid="006b0804"/>
    </style:style>
    <style:style style:name="T21" style:family="text">
      <style:text-properties officeooo:rsid="006cff6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xt:span text:style-name="T1">Test par interface</text:span></text:p>
      <text:p text:style-name="P1"/>
      <text:p text:style-name="P2"/>
      <text:p text:style-name="P2">Test de validité </text:p>
      <text:p text:style-name="P9"/>
      <text:list xml:id="list3297221233654053886" text:style-name="L13">
        <text:list-item>
          <text:p text:style-name="P44">choix du mode de fonctionnement </text:p>
        </text:list-item>
      </text:list>
      <text:p text:style-name="P10"><text:tab/></text:p>
      <text:p text:style-name="P10"><text:tab/>Nous avons <text:span text:style-name="T2">testé le programme en saisissant différents paramètres non conformes aux données attendus afin de voir si le programme gérait les cas d'erreurs. </text:span></text:p>
      <text:list xml:id="list205552566299939" text:continue-numbering="true" text:style-name="L13">
        <text:list-header>
          <text:p text:style-name="P45"/>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12">Nous pouvons voir que si nous ne saisissons pas un nombre entier, nous obtenons une exception. Nous pouvons expliquer cette erreur par la la lecture des entrées claviers. <text:span text:style-name="T3">En effet, le programme récupère les données saisies comme des entiers, comme nous pouvons le voir dans le main. Il n'y a pas de cas d'erreurs traitant les données d'un autre type. </text:span></text:p>
      <text:p text:style-name="P12"><draw:frame draw:style-name="fr2" draw:name="Image5" text:anchor-type="paragraph" svg:x="0.159cm" svg:y="0.282cm" svg:width="17cm" svg:height="2.136cm" draw:z-index="4"><draw:image xlink:href="Pictures/10000000000003530000006B4007F53A.png" xlink:type="simple" xlink:show="embed" xlink:actuate="onLoad"/></draw:frame></text:p>
      <text:list xml:id="list2957922372518162860" text:style-name="L14">
        <text:list-item>
          <text:p text:style-name="P46">Définition du graphe </text:p>
        </text:list-item>
      </text:list>
      <text:p text:style-name="P40">a) des problèmes</text:p>
      <text:p text:style-name="P27">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11"/>
      <text:p text:style-name="P11"><draw:frame draw:style-name="fr2" draw:name="Image12" text:anchor-type="paragraph" svg:x="-0.265cm" svg:y="0.349cm" svg:width="17cm" svg:height="5.473cm" draw:z-index="15"><draw:image xlink:href="Pictures/10000000000003C900000138CCFBBBF0.png" xlink:type="simple" xlink:show="embed" xlink:actuate="onLoad"/></draw:frame></text:p>
      <text:p text:style-name="P11"><text:soft-page-break/></text:p>
      <text:p text:style-name="P22">Lorsque nous saisissons un nombre d’arêtes incohérent, le système nous envoie un message d'erreur mais le programme continue de s'exécuter. <text:span text:style-name="T5">Il manque un arrêt du programme (possible avec System.exit)</text:span></text:p>
      <text:p text:style-name="P22"><draw:frame draw:style-name="fr2" draw:name="Image13" text:anchor-type="paragraph" svg:x="-0.265cm" svg:y="0.661cm" svg:width="17cm" svg:height="5.528cm" draw:z-index="16"><draw:image xlink:href="Pictures/100000000000033E0000010E4F461970.png" xlink:type="simple" xlink:show="embed" xlink:actuate="onLoad"/></draw:frame></text:p>
      <text:p text:style-name="P11"/>
      <text:p text:style-name="P8">b)Quelques incohérences</text:p>
      <text:p text:style-name="P23">Nous pouvons tester le programme en ayant un paramètre de kernelization négatif ce qui est incohérent puisque, nous ne pourrons jamais recouvrir toutes les arêtes du graphe avec un paramètre négatif. </text:p>
      <text:p text:style-name="P23"><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11"/>
      <text:p text:style-name="P16"/>
      <text:p text:style-name="P16"/>
      <text:p text:style-name="P16"/>
      <text:p text:style-name="P16"/>
      <text:p text:style-name="P16"/>
      <text:p text:style-name="P16"/>
      <text:p text:style-name="P16"/>
      <text:p text:style-name="P16"/>
      <text:p text:style-name="P16"/>
      <text:p text:style-name="P16"/>
      <text:p text:style-name="P24">De la même manière, nous pouvons saisir un paramètre de kernalization très grand ce qui est inutile puisque nous pourrons recourvir toutes les arêtes en prenant un paramètre égal à l'ordre du graphe.</text:p>
      <text:p text:style-name="P16"><draw:frame draw:style-name="fr2" draw:name="Image15" text:anchor-type="paragraph" svg:x="2.083cm" svg:y="0.192cm" svg:width="12.437cm" svg:height="5.442cm" draw:z-index="18"><draw:image xlink:href="Pictures/100000000000034300000121FEB3B06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5">Il faudrait donc veiller à ce que le paramètre saisit soit cohérent avec l'ordre du graphe. </text:p>
      <text:p text:style-name="P16"/>
      <text:list xml:id="list2329391834809466227" text:style-name="L15">
        <text:list-header>
          <text:p text:style-name="P47"/>
        </text:list-header>
        <text:list-item>
          <text:p text:style-name="P47">Test sur le fonctionnement du programme</text:p>
        </text:list-item>
      </text:list>
      <text:p text:style-name="P17"><text:soft-page-break/>Le fonctionnement du mode aléatoire du programme est cohérent. Les relations entre les sommets changent à chaque exécution. <text:s/><text:span text:style-name="T4">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span></text:p>
      <text:p text:style-name="P13"/>
      <text:p text:style-name="P4">Test concernant la facilité d'utilisation</text:p>
      <text:p text:style-name="P5"/>
      <text:list xml:id="list3610346923646436842" text:style-name="L16">
        <text:list-item>
          <text:p text:style-name="P48">Première utilisation</text:p>
        </text:list-item>
      </text:list>
      <text:p text:style-name="P26">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26"/>
      <text:p text:style-name="P26"/>
      <text:list xml:id="list3544205796630003835" text:style-name="L17">
        <text:list-item>
          <text:p text:style-name="P49">Saisie du mode de fonctionnement du programme</text:p>
          <text:p text:style-name="P49"/>
        </text:list-item>
      </text:list>
      <text:p text:style-name="P14">Lorsque nous saisissons un nombre entier qui n'est pas 1 ou 2 comme demandé sur l'interface, le programme tourne jusqu’à ce que l'on saisisse la bonne valeur. </text:p>
      <text:p text:style-name="P14"><draw:frame draw:style-name="fr4" draw:name="Image3" text:anchor-type="paragraph" svg:x="0.141cm" svg:y="0.446cm" svg:width="7.65cm" svg:height="3.949cm" draw:z-index="2"><draw:image xlink:href="Pictures/100000000000020C000000A6EDBEAC42.png" xlink:type="simple" xlink:show="embed" xlink:actuate="onLoad"/></draw:frame><draw:frame draw:style-name="fr5" draw:name="Image2" text:anchor-type="paragraph" svg:x="8.989cm" svg:y="0.418cm" svg:width="6.934cm" svg:height="3.679cm" draw:z-index="1"><draw:image xlink:href="Pictures/10000000000003C00000015EAD7D26D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5">Nous avons trouvé qu'il y avait un manque intuitivité. En effet, un utilisateur novice peut se demander pourquoi le programme ne fonctionne pas. Un message « veuillez saisir 1 ou 2 » aurait été apprécié.</text:p>
      <text:p text:style-name="P15"/>
      <text:p text:style-name="P15"/>
      <text:list xml:id="list4828262194966087931" text:style-name="L18">
        <text:list-item>
          <text:p text:style-name="P50">Mode aléatoire </text:p>
        </text:list-item>
      </text:list>
      <text:p text:style-name="P15"><text:s/></text:p>
      <text:p text:style-name="P16">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14"><draw:frame draw:style-name="fr2" draw:name="Image6" text:anchor-type="paragraph" svg:x="-0.138cm" svg:y="0.767cm" svg:width="11.19cm" svg:height="3.493cm" draw:z-index="5"><draw:image xlink:href="Pictures/10000000000001A700000084893668F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text:soft-page-break/></text:p>
      <text:p text:style-name="P18">Lorsque nous lançons le mode aléatoire un graphe apparaît puis il appuyer sur entrée dans la console pour appliquer la règle de transformation du graphe suivante. Un message nous l'indiquant aurait été le bienvenue</text:p>
      <text:p text:style-name="P18"><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65" svg:width="5.557cm" svg:height="2.911cm" svg:x="10.814cm" svg:y="2.171cm"><text:p/></draw:rec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9" text:anchor-type="paragraph" svg:x="-0.609cm" svg:y="-0.145cm" svg:width="9.387cm" svg:height="6.484cm" draw:z-index="10"><draw:image xlink:href="Pictures/100000000000031200000270EB1DA091.png" xlink:type="simple" xlink:show="embed" xlink:actuate="onLoad"/></draw:frame></text:p>
      <text:p text:style-name="P18"/>
      <text:p text:style-name="P18"/>
      <text:p text:style-name="P18"><draw:rect text:anchor-type="paragraph" draw:z-index="12" draw:style-name="gr1" draw:text-style-name="P65" svg:width="5.557cm" svg:height="2.911cm" svg:x="11.158cm" svg:y="0.166cm"><text:p/></draw:rect></text:p>
      <text:p text:style-name="P18"><draw:frame text:anchor-type="paragraph" draw:z-index="13" draw:style-name="gr3" svg:width="4.578cm" svg:height="1.95cm" svg:x="11.714cm" svg:y="0.422cm"><draw:text-box><text:p>Deuxième graphe obtenu</text:p><text:p>Après appui sur Entrée</text:p><text:p/><text:p>Etat du programme</text:p></draw:text-box></draw:frame></text:p>
      <text:p text:style-name="P18"/>
      <text:p text:style-name="P18"/>
      <text:p text:style-name="P18"/>
      <text:p text:style-name="P18"/>
      <text:p text:style-name="P18"/>
      <text:p text:style-name="P18"/>
      <text:p text:style-name="P18"/>
      <text:p text:style-name="P18"/>
      <text:p text:style-name="P18"/>
      <text:p text:style-name="P19"><draw:frame draw:style-name="fr6" draw:name="Image10" text:anchor-type="paragraph" svg:width="17cm" svg:height="5.156cm" draw:z-index="11"><draw:image xlink:href="Pictures/100000000000030A000000EC201A752B.png" xlink:type="simple" xlink:show="embed" xlink:actuate="onLoad"/></draw:frame><text:soft-page-break/></text:p>
      <text:p text:style-name="P20"/>
      <text:p text:style-name="P21">Nous trouvons également dommage de ne pas pouvoir choisir les relations entre les sommets. Il est uniquement possible de choisir le nombre de sommet, d'arêtes et le paramètre de kernelization. </text:p>
      <text:p text:style-name="P20"/>
      <text:p text:style-name="P20"><draw:frame draw:style-name="fr6" draw:name="Image11" text:anchor-type="paragraph" svg:width="17cm" svg:height="5.447cm" draw:z-index="14"><draw:image xlink:href="Pictures/1000000000000322000001017A3A2B8B.png" xlink:type="simple" xlink:show="embed" xlink:actuate="onLoad"/></draw:frame></text:p>
      <text:p text:style-name="P6"/>
      <text:list xml:id="list6241240226141351848" text:style-name="L19">
        <text:list-item>
          <text:p text:style-name="P51">Fin du programme</text:p>
        </text:list-item>
      </text:list>
      <text:p text:style-name="P38">Nous pouvons constater que le programme de se termine pas <text:span text:style-name="T13">comme vous pouvez le voir sur l'image ci-dessous. </text:span></text:p>
      <text:p text:style-name="P38"><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6"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7" svg:width="5.636cm" svg:height="1.218cm" svg:x="9.968cm" svg:y="3.025cm"><draw:text-box><text:p/><text:p><text:tab/>Programme non terminé</text:p></draw:text-box></draw:frame></text:p>
      <text:p text:style-name="P39">Nous pouvons toutefois lié ce problème à l'utilisation de la librairie GraphStream qui fait que le programme reste actif. </text:p>
      <text:p text:style-name="P38"/>
      <text:p text:style-name="P38"/>
      <text:p text:style-name="P7"/>
      <text:p text:style-name="P7"/>
      <text:p text:style-name="P7"/>
      <text:p text:style-name="P7"><text:soft-page-break/>Test de performance </text:p>
      <text:p text:style-name="P7"/>
      <text:list xml:id="list6990015204545422321" text:style-name="L20">
        <text:list-item>
          <text:p text:style-name="P52">Test de <text:span text:style-name="T7">la librairie GraphStream</text:span></text:p>
        </text:list-item>
      </text:list>
      <text:p text:style-name="P28"/>
      <text:p text:style-name="P41">a)lisibilité des graphes</text:p>
      <text:list xml:id="list205553201705222" text:continue-numbering="true" text:style-name="L20">
        <text:list-header>
          <text:p text:style-name="P52"/>
        </text:list-header>
      </text:list>
      <text:p text:style-name="P30">Nous avons testé la lisibilité des graphes obtenus avec GrapStream. Un gras complet d'ordre inférieur ou égal à 1<text:span text:style-name="T6">0</text:span> reste lisible. Au delà, il est difficile de voir les différentes arêtes. <text:span text:style-name="T6">Nous pouvons donc conclure que la librairie est utile pour visualiser des graphes d'ordre plutôt petit.</text:span></text:p>
      <text:p text:style-name="P29"><draw:frame draw:style-name="fr1" draw:name="Cadre1" text:anchor-type="paragraph" svg:x="8.583cm" svg:y="0.48cm" svg:width="8.292cm" draw:z-index="21"><draw:text-box fo:min-height="5.584cm"><text:p text:style-name="Illustration"><draw:frame draw:style-name="fr7"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29"><draw:frame draw:style-name="fr1" draw:name="Cadre2" text:anchor-type="paragraph" svg:x="-0.863cm" svg:y="0.549cm" svg:width="7.445cm" draw:z-index="19"><draw:text-box fo:min-height="4.722cm"><text:p text:style-name="Illustration"><draw:frame draw:style-name="fr8"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1"/>
      <text:p text:style-name="P53">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42"/>
      <text:p text:style-name="P42">b)affichage des graphes</text:p>
      <text:p text:style-name="P32"/>
      <text:p text:style-name="P32"><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text:span text:style-name="T8">pendant environ une minute avant qu'un graphe s'affiche (graphe illisible ). </text:span></text:p>
      <text:p text:style-name="P32"/>
      <text:p text:style-name="P32"/>
      <text:p text:style-name="P32"/>
      <text:p text:style-name="P32"/>
      <text:p text:style-name="P32"/>
      <text:p text:style-name="P32"/>
      <text:p text:style-name="P32"/>
      <text:p text:style-name="P43">c)Limite des valeurs saisies</text:p>
      <text:p text:style-name="P43"/>
      <text:p text:style-name="P33"><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33"><text:soft-page-break/></text:p>
      <text:p text:style-name="P34">Ensuite, lorsque nous prenons un nombre de sommet encore plus grand, le programme se bloque indéfiniment.</text:p>
      <text:p text:style-name="P34"><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34"/>
      <text:p text:style-name="P34"/>
      <text:p text:style-name="P34"/>
      <text:p text:style-name="P34"/>
      <text:p text:style-name="P34"/>
      <text:p text:style-name="P34"/>
      <text:p text:style-name="P34"/>
      <text:p text:style-name="P34"/>
      <text:p text:style-name="P34"/>
      <text:p text:style-name="P35"><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35"/>
      <text:p text:style-name="P35"/>
      <text:p text:style-name="P36">Pour conclure, il ne faut pas permettre à l'utilisateur de saisir n'importe quelle valeur sous <text:span text:style-name="T9">peine</text:span> de voir de nombreuses erreurs apparaître. </text:p>
      <text:p text:style-name="P36"/>
      <text:p text:style-name="P36"/>
      <text:list xml:id="list8627495683577028150" text:style-name="L21">
        <text:list-item>
          <text:p text:style-name="P54">Temps d'exécution </text:p>
          <text:p text:style-name="P54"/>
        </text:list-item>
      </text:list>
      <text:p text:style-name="P37">Avec la commande « time - » du terminal, nous avons testé tout d'abord le temps de fonctionnement <text:span text:style-name="T10">(en seconde)</text:span> du mode aléatoire. <text:s/><text:span text:style-name="T11">Ce temps est plutôt très efficace. Nous avons pu constater que ce temps varie de façon croissante en fonction du nombre de règles appliquées. </text:span></text:p>
      <text:p text:style-name="P37"/>
      <text:p text:style-name="P37"><draw:frame text:anchor-type="paragraph" draw:z-index="28" draw:style-name="gr5" svg:width="5.134cm" svg:height="1.463cm" svg:x="0.443cm" svg:y="0.818cm"><draw:text-box><text:p>Temps réel : 21,15 s</text:p><text:p>Tems utilisateur : 0</text:p><text:p>Temps système : 0</text:p></draw:text-box></draw:frame><draw:rect text:anchor-type="paragraph" draw:z-index="27" draw:style-name="gr4" draw:text-style-name="P65" svg:width="5.451cm" svg:height="3.017cm" svg:x="-0.06cm" svg:y="0.104cm"><text:p/></draw:rect></text:p>
      <text:p text:style-name="P37"/>
      <text:p text:style-name="P37"/>
      <text:p text:style-name="P37"/>
      <text:p text:style-name="P37"/>
      <text:p text:style-name="P37"/>
      <text:p text:style-name="P37"/>
      <text:p text:style-name="P55">Nous avons ensuite testé le temps de fonctionnement du mode « définition du graphe ». Ce temps est correct du moment que nous choisissons des graphes d'ordre petit. (le temps d’exécution réel d'un graphe complet d'ordre 12 est d'environ 20s). <text:span text:style-name="T12">Pour un graphe d'ordre 100 ayant 50 arêtes , le temps d'exécution réel est d'environ 50 secondes. <text:s/>En augmentant la taille du graphe, le temps d’exécution augmente mais de façon modérée. Le temps d'exécution est donc satisfaisant pour ce programme </text:span></text:p>
      <text:p text:style-name="P55"/>
      <text:p text:style-name="P55"/>
      <text:list xml:id="list7952589373006063182" text:style-name="L22">
        <text:list-item>
          <text:p text:style-name="P56"><text:span text:style-name="T15">Fiabilité </text:span></text:p>
        </text:list-item>
      </text:list>
      <text:p text:style-name="P58"><text:span text:style-name="T14">Nous pouvons dire que le programme est correct puisqu'il optimise parfaitement les graphes, et permet de trouver s'il en existe un vertex cover. Cependant, il n'est pas assez robuste puisqu'il ne résiste pas aux événements exceptionnels </text:span><text:span text:style-name="T16">(pas de gestion d'exception)</text:span><text:span text:style-name="T14"> tels que la saisie de données erronées. <text:s/></text:span></text:p>
      <text:p text:style-name="P58"/>
      <text:list xml:id="list1884430407044570259" text:style-name="L23">
        <text:list-item>
          <text:p text:style-name="P59"><text:soft-page-break/><text:span text:style-name="T14">Sécurité</text:span></text:p>
        </text:list-item>
      </text:list>
      <text:p text:style-name="P60"><text:span text:style-name="T14">Les variables de classe sont privées pour plus de sécurité. <text:s/></text:span><text:span text:style-name="T17">Certaines variables sont immuables (mot clé final), </text:span><text:span text:style-name="T18">ainsi leurs valeurs, ne seront pas changées au cours du programme. </text:span></text:p>
      <text:p text:style-name="P60"><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60"/>
      <text:p text:style-name="P60"/>
      <text:p text:style-name="P60"/>
      <text:p text:style-name="P60"/>
      <text:p text:style-name="P61"><text:span text:style-name="T14">La variable nombreRegles vaudra toujours </text:span><text:span text:style-name="T19">3</text:span></text:p>
      <text:p text:style-name="P61"/>
      <text:list xml:id="list1435696387263504537" text:style-name="L24">
        <text:list-item>
          <text:p text:style-name="P57"><text:span text:style-name="T20"><text:s/>Maintenabilité</text:span></text:p>
        </text:list-item>
      </text:list>
      <text:p text:style-name="P62">Le programme étant décomposé en classe, il sera plutôt facile d'ajouter de nouvelles fonctionnalités ou d'apporter des <text:span text:style-name="T21">modifications</text:span> à une fonctionnalité existante. <text:span text:style-name="T21">La maintenabilité dépend aussi de la librairie GraphStream, c'est à dire que si elle évolue, le programme devra par conséquent évoluer. </text:span></text:p>
      <text:p text:style-name="P62"/>
      <text:list xml:id="list8623619950133712408" text:style-name="L25">
        <text:list-item>
          <text:p text:style-name="P63">Portabilité</text:p>
        </text:list-item>
      </text:list>
      <text:p text:style-name="P64">Le programme fonctionne normalement (lors d'une utilisation normale) sous Linux</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09T20:55:51.180648479</dc:date>
    <meta:editing-duration>PT5H15M58S</meta:editing-duration>
    <meta:editing-cycles>86</meta:editing-cycles>
    <meta:generator>LibreOffice/4.2.8.2$Linux_X86_64 LibreOffice_project/420m0$Build-2</meta:generator>
    <meta:document-statistic meta:table-count="0" meta:image-count="23" meta:object-count="0" meta:page-count="8" meta:paragraph-count="62" meta:word-count="1204" meta:character-count="7495" meta:non-whitespace-character-count="6321"/>
  </office:meta>
</office:document-meta>
</file>